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7pt" style:font-name-asian="Courier New" style:font-size-asian="7pt" style:font-name-complex="Courier New" style:font-size-complex="7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Text_20_body">
      <style:text-properties style:font-name="Arial" fo:font-size="10pt" style:font-size-asian="10pt" style:font-size-complex="10pt"/>
    </style:style>
    <style:style style:name="P46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7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8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use-window-font-color="true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2" style:family="text">
      <style:text-properties style:use-window-font-color="true" style:font-name="Arial" fo:font-weight="normal" style:font-weight-asian="normal" style:font-weight-complex="normal"/>
    </style:style>
    <style:style style:name="T13" style:family="text">
      <style:text-properties style:use-window-font-color="true" style:font-name="Arial" fo:font-weight="normal" style:font-name-asian="Courier New" style:font-weight-asian="normal" style:font-name-complex="Courier New" style:font-weight-complex="normal"/>
    </style:style>
    <style:style style:name="T14" style:family="text">
      <style:text-properties fo:color="#ff0000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style:font-weight-asian="bold" style:font-weight-complex="bold"/>
    </style:style>
    <style:style style:name="T18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9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20" style:family="text">
      <style:text-properties fo:font-variant="normal" fo:text-transform="none" fo:color="#444444" fo:letter-spacing="normal" fo:font-style="normal" fo:font-weight="normal"/>
    </style:style>
    <style:style style:name="T21" style:family="text">
      <style:text-properties fo:font-variant="normal" fo:text-transform="none" fo:color="#444444" style:font-name="Arial" fo:letter-spacing="normal" fo:font-style="normal" fo:font-weight="normal"/>
    </style:style>
    <style:style style:name="T22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00ae00" style:font-name="Arial" fo:letter-spacing="normal" fo:font-style="normal" fo:font-weight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style:font-name="Arial"/>
    </style:style>
    <style:style style:name="T30" style:family="text">
      <style:text-properties fo:color="#000000" style:font-name="Arial" style:font-name-asian="Courier New" style:font-name-complex="Courier New"/>
    </style:style>
    <style:style style:name="T31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32" style:family="text">
      <style:text-properties fo:color="#000000" style:font-name="Arial1" fo:font-size="10pt"/>
    </style:style>
    <style:style style:name="T33" style:family="text">
      <style:text-properties fo:color="#7f0055" fo:font-weight="bold" style:font-weight-asian="bold" style:font-weight-complex="bold"/>
    </style:style>
    <style:style style:name="T34" style:family="text">
      <style:text-properties fo:color="#557f5f"/>
    </style:style>
    <style:style style:name="T35" style:family="text">
      <style:text-properties fo:color="#3f55bf"/>
    </style:style>
    <style:style style:name="T36" style:family="text">
      <style:text-properties style:font-name="Arial"/>
    </style:style>
    <style:style style:name="T37" style:family="text">
      <style:text-properties style:font-name="Arial" fo:font-size="10pt" style:font-size-asian="10pt" style:font-size-complex="10pt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6"><text:s text:c="4"/>database_host: 127.0.0.1</text:p>
      <text:p text:style-name="P26"><text:s text:c="4"/>database_port: null</text:p>
      <text:p text:style-name="P26"><text:s text:c="4"/>database_name: <text:span text:style-name="T4">blog</text:span></text:p>
      <text:p text:style-name="P26"><text:s text:c="4"/>database_user: root</text:p>
      <text:p text:style-name="P26"><text:s text:c="4"/>database_password: null</text:p>
      <text:p text:style-name="P26"><text:s text:c="4"/>mailer_transport: smtp</text:p>
      <text:p text:style-name="P26"><text:s text:c="4"/>mailer_host: 127.0.0.1</text:p>
      <text:p text:style-name="P26"><text:s text:c="4"/>mailer_user: null</text:p>
      <text:p text:style-name="P26"><text:s text:c="4"/>mailer_password: null</text:p>
      <text:p text:style-name="P26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4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5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45"/>
      <text:p text:style-name="P9">2.Zapisanie tabel bazy danych w formacie yml</text:p>
      <text:p text:style-name="P18"/>
      <text:p text:style-name="P46"># src/BlogBundle/Resources/config/<text:span text:style-name="T4">doctrine/Category.orm.yml </text:span></text:p>
      <text:p text:style-name="P46"># src/BlogBundle/Resources/config/<text:span text:style-name="T4">doctrine/Comment.orm.yml</text:span></text:p>
      <text:p text:style-name="P46"># src/BlogBundle/Resources/config/<text:span text:style-name="T4">doctrine/Image.orm.yml</text:span></text:p>
      <text:p text:style-name="P46"># src/BlogBundle/Resources/config/<text:span text:style-name="T4">doctrine/Post.orm.yml </text:span></text:p>
      <text:p text:style-name="P46"># src/BlogBundle/Resources/config/<text:span text:style-name="T4">doctrine/Tag.orm.yml </text:span></text:p>
      <text:p text:style-name="P46"># src/BlogBundle/Resources/config/<text:span text:style-name="T4">doctrine/User.orm.yml </text:span></text:p>
      <text:p text:style-name="P18"/>
      <text:p text:style-name="P41"><text:span text:style-name="T25">nullable: false - </text:span><text:span text:style-name="T29">wartość domyślna, obowiązkowo musimy podać dane</text:span></text:p>
      <text:p text:style-name="P42">nullable: true - <text:span text:style-name="T29">nie musimy wypełniać pola danymi</text:span></text:p>
      <text:p text:style-name="P2"><text:soft-page-break/>Przykładowa tabela Post.orm.yml</text:p>
      <text:p text:style-name="P2"/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views_post:</text:p>
      <text:p text:style-name="P3"><text:s text:c="8"/>type: integer</text:p>
      <text:p text:style-name="P3"><text:s text:c="8"/>nullable: true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images:</text:p>
      <text:p text:style-name="P3"><text:s text:c="6"/>targetEntity: Image</text:p>
      <text:p text:style-name="P3"><text:s text:c="6"/>mappedBy: post</text:p>
      <text:p text:style-name="P3"><text:s text:c="6"/>cascade: [ remove ]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6"><text:span text:style-name="T6">src\BlogBundle\</text:span>Entity\Category.php</text:p>
      <text:p text:style-name="P16"><text:span text:style-name="T6">src\BlogBundle\</text:span>Entity\Comment.php</text:p>
      <text:p text:style-name="P16"><text:span text:style-name="T6">src\BlogBundle\</text:span>Entity\Post.php</text:p>
      <text:p text:style-name="P16"><text:span text:style-name="T6">src\BlogBundle\</text:span>Entity\Tag.php</text:p>
      <text:p text:style-name="P16"><text:span text:style-name="T6">src\BlogBundle\</text:span>Entity\User.php</text:p>
      <text:p text:style-name="P17"/>
      <text:p text:style-name="P10">5. W powstałych klasach dodajemy następujące wpisy:</text:p>
      <text:p text:style-name="P7"/>
      <text:p text:style-name="P17"><text:span text:style-name="T6">src\BlogBundle\</text:span>Entity\Post.php</text:p>
      <text:p text:style-name="P21"><text:s text:c="4"/>/**</text:p>
      <text:p text:style-name="P21"><text:s text:c="5"/>* @ORM\PrePersist</text:p>
      <text:p text:style-name="P21"><text:s text:c="5"/>*/</text:p>
      <text:p text:style-name="P21"><text:s text:c="4"/>public function setPublishedAtValue()</text:p>
      <text:p text:style-name="P21"><text:s text:c="4"/>{</text:p>
      <text:p text:style-name="P21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21"><text:s text:c="8"/>}</text:p>
      <text:p text:style-name="P21"><text:s text:c="4"/>}</text:p>
      <text:p text:style-name="P21"><text:s text:c="4"/>/**</text:p>
      <text:p text:style-name="P21"><text:s text:c="5"/>* @ORM\PreUpdate</text:p>
      <text:p text:style-name="P21"><text:s text:c="5"/>*/</text:p>
      <text:p text:style-name="P21"><text:s text:c="4"/>public function setUpdatedAtValue()</text:p>
      <text:p text:style-name="P21"><text:s text:c="4"/>{</text:p>
      <text:p text:style-name="P21"><text:s text:c="8"/>// Add your code here</text:p>
      <text:p text:style-name="P21"><text:s text:c="8"/>$this-&gt;updated_at = new \DateTime();</text:p>
      <text:p text:style-name="P40"><text:s text:c="4"/>}</text:p>
      <text:p text:style-name="P40"/>
      <text:p text:style-name="P30"><text:span text:style-name="T6">src\BlogBundle\</text:span>Entity\Comment.php</text:p>
      <text:p text:style-name="P40"><text:s text:c="4"/>/**</text:p>
      <text:p text:style-name="P40"><text:s text:c="5"/>* @ORM\PrePersist</text:p>
      <text:p text:style-name="P40"><text:s text:c="5"/>*/</text:p>
      <text:p text:style-name="P40"><text:s text:c="4"/>public function setPublishedAtValue()</text:p>
      <text:p text:style-name="P40"><text:s text:c="4"/>{</text:p>
      <text:p text:style-name="P40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33"><text:s text:c="8"/>}</text:p>
      <text:p text:style-name="P40"><text:s text:c="4"/>}</text:p>
      <text:p text:style-name="P40"/>
      <text:p text:style-name="P17"><text:span text:style-name="T6">src\BlogBundle\</text:span>Entity\User.php</text:p>
      <text:p text:style-name="P8"><text:span text:style-name="T28"><text:s text:c="4"/></text:span><text:span text:style-name="T35">/**</text:span></text:p>
      <text:p text:style-name="P44"><text:s text:c="5"/>* @ORM\PrePersist</text:p>
      <text:p text:style-name="P44"><text:s text:c="5"/>*/</text:p>
      <text:p text:style-name="P26"><text:span text:style-name="T28"><text:s text:c="4"/></text:span><text:span text:style-name="T33">public function </text:span><text:span text:style-name="T28">setCreatedAtValue()</text:span></text:p>
      <text:p text:style-name="P31"><text:s text:c="4"/>{</text:p>
      <text:p text:style-name="P26"><text:span text:style-name="T28"><text:s text:c="8"/></text:span><text:span text:style-name="T34">// Add your code here</text:span></text:p>
      <text:p text:style-name="P26"><text:span text:style-name="T28"><text:s text:c="8"/>$this-&gt;created_at = </text:span><text:span text:style-name="T33">new </text:span><text:span text:style-name="T28">\DateTime();</text:span></text:p>
      <text:p text:style-name="P40"><text:s text:c="4"/>}</text:p>
      <text:p text:style-name="P31"/>
      <text:p text:style-name="P9"/>
      <text:p text:style-name="P9"><text:soft-page-break/>6. Dodajemy jeszcze jedną klasę do obsługi metody slug:</text:p>
      <text:p text:style-name="P9"/>
      <text:p text:style-name="P47"><text:span text:style-name="T25">src\BlogBundle\</text:span><text:span text:style-name="T5">Utils\Blog.php </text:span></text:p>
      <text:p text:style-name="P19">&lt;?php</text:p>
      <text:p text:style-name="P13"/>
      <text:p text:style-name="P19">namespace BlogBundle\Utils;</text:p>
      <text:p text:style-name="P19"/>
      <text:p text:style-name="P19">class Blog</text:p>
      <text:p text:style-name="P19">{</text:p>
      <text:p text:style-name="P19"><text:s text:c="4"/>static public function slugify($text)</text:p>
      <text:p text:style-name="P19"><text:s text:c="4"/>{</text:p>
      <text:p text:style-name="P19"><text:tab/>$polish_chars = array('Ą', 'Ć', 'Ę', 'Ł', 'Ń', 'Ó', 'Ś', 'Ż', 'Ź', 'ą', 'ć', 'ę', 'ł', 'ń', 'ó', 'ś', 'ż', 'ź');</text:p>
      <text:p text:style-name="P19"><text:tab/>$replace <text:s text:c="4"/>= array('A', 'C', 'E', 'L', 'N', 'O', 'S', 'Z', 'Z', 'a', 'c', 'e', 'l', 'n', 'o', 's', 'z', 'z');</text:p>
      <text:p text:style-name="P19"><text:tab/>$text = str_replace($polish_chars, $replace, $text);</text:p>
      <text:p text:style-name="P19"><text:s text:c="3"/></text:p>
      <text:p text:style-name="P19"><text:s text:c="4"/><text:tab/>// replace all non letters or digits by -</text:p>
      <text:p text:style-name="P19"><text:s text:c="8"/>$text = preg_replace('/\W+/', '-', $text);</text:p>
      <text:p text:style-name="P19"><text:s/></text:p>
      <text:p text:style-name="P19"><text:s text:c="8"/>// trim and lowercase</text:p>
      <text:p text:style-name="P19"><text:s text:c="8"/>$text = strtolower(trim($text, '-'));</text:p>
      <text:p text:style-name="P19"><text:s/></text:p>
      <text:p text:style-name="P19"><text:s text:c="8"/>return $text;</text:p>
      <text:p text:style-name="P19"><text:s text:c="4"/>}</text:p>
      <text:p text:style-name="P19">}</text:p>
      <text:p text:style-name="P16"/>
      <text:p text:style-name="P16"><text:span text:style-name="T6">src\BlogBundle\</text:span>Entity\Category.php</text:p>
      <text:p text:style-name="P16"><text:span text:style-name="T6">src\BlogBundle\</text:span>Entity\Post.php</text:p>
      <text:p text:style-name="P16"><text:span text:style-name="T6">src\BlogBundle\</text:span><text:span text:style-name="T25">Entity\Tag.php</text:span></text:p>
      <text:p text:style-name="P13"/>
      <text:p text:style-name="P13">&lt;?php</text:p>
      <text:p text:style-name="P13"/>
      <text:p text:style-name="P13">namespace BlogBundle\Entity;</text:p>
      <text:p text:style-name="P13"/>
      <text:p text:style-name="P19">use BlogBundle\Utils\Blog as Blog;</text:p>
      <text:p text:style-name="P13"/>
      <text:p text:style-name="P13">class Category</text:p>
      <text:p text:style-name="P13">class Post</text:p>
      <text:p text:style-name="P13">class Tag</text:p>
      <text:p text:style-name="P13">{</text:p>
      <text:p text:style-name="P13">....</text:p>
      <text:p text:style-name="P13"><text:s text:c="4"/>/**</text:p>
      <text:p text:style-name="P13"><text:s text:c="5"/>* @ORM\PrePersist</text:p>
      <text:p text:style-name="P13"><text:s text:c="5"/>*/</text:p>
      <text:p text:style-name="P13"><text:s text:c="4"/>public function setSlugValue()</text:p>
      <text:p text:style-name="P13"><text:s text:c="4"/>{</text:p>
      <text:p text:style-name="P13"><text:s text:c="8"/>// Add your code here</text:p>
      <text:p text:style-name="P15"><text:span text:style-name="T25"><text:s text:c="8"/></text:span><text:span text:style-name="T5">$this-&gt;slug = Blog::slugify($this-&gt;getName());</text:span></text:p>
      <text:p text:style-name="P13"><text:s text:c="4"/>}</text:p>
      <text:p text:style-name="P13">}</text:p>
      <text:p text:style-name="P9"/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5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2">curl -s http://getcomposer.org/installer | php</text:p>
      <text:p text:style-name="P6"><text:span text:style-name="T18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49"/>
      <text:p text:style-name="P16">{</text:p>
      <text:p text:style-name="P16"><text:s text:c="4"/>"require": {</text:p>
      <text:p text:style-name="P16">...</text:p>
      <text:p text:style-name="P20"><text:span text:style-name="T25"><text:s text:c="8"/>"doctrine/doctrine-fixtures-bundle": "</text:span><text:span text:style-name="T27">dev</text:span><text:span text:style-name="T25">-master",</text:span></text:p>
      <text:p text:style-name="P28"><text:s text:c="8"/>"doctrine/data-fixtures": "<text:span text:style-name="T26">dev</text:span>-master"</text:p>
      <text:p text:style-name="P16"><text:s text:c="4"/>}</text:p>
      <text:p text:style-name="P16">}</text:p>
      <text:p text:style-name="P9"/>
      <text:p text:style-name="P9">Usuwamy<text:span text:style-name="T17"> cały katalog </text:span><text:span text:style-name="T19">rm -rf vendor </text:span><text:span text:style-name="T16">przed wywołaniem polecenia:</text:span></text:p>
      <text:p text:style-name="P24"/>
      <text:p text:style-name="P48"><text:span text:style-name="Source_20_Text"><text:span text:style-name="T2">$ php app/console cache:clear</text:span></text:span></text:p>
      <text:p text:style-name="P48"><text:span text:style-name="Source_20_Text"><text:span text:style-name="T2">$ php composer.phar install –no-interaction</text:span></text:span></text:p>
      <text:p text:style-name="P9"/>
      <text:p text:style-name="P48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5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3"/>
      <text:p text:style-name="P6"><text:span text:style-name="T16">$ php composer.phar update doctrine/doctrine-fixtures-bundle</text:span> </text:p>
      <text:p text:style-name="P6"/>
      <text:p text:style-name="P6"><text:span text:style-name="T20">Jeżeli wszystko działa, to teraz można znaleźć pliki pakietu </text:span><text:span text:style-name="Teletype"><text:span text:style-name="T21">DoctrineFixturesBundle </text:span></text:span><text:span text:style-name="T20">w katalogu</text:span></text:p>
      <text:p text:style-name="P6"><text:span text:style-name="Teletype"><text:span text:style-name="T23">vendor/doctrine/doctrine-fixtures-bundle</text:span></text:span><text:span text:style-name="T20">.</text:span> </text:p>
      <text:p text:style-name="P6"><text:span text:style-name="Teletype"><text:span text:style-name="T21">DoctrineFixturesBundle </text:span></text:span><text:span text:style-name="T20">instaluje bibliotekę </text:span><text:a xlink:type="simple" xlink:href="https://github.com/doctrine/data-fixtures"><text:span text:style-name="T22">Doctrine Data Fixtures</text:span></text:a><text:span text:style-name="T20">. Biblioteke ta można znaleźć w</text:span></text:p>
      <text:p text:style-name="P6"><text:span text:style-name="Teletype"><text:span text:style-name="T23">vendor/doctrine/data-fixtures</text:span></text:span><text:span text:style-name="T20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8"><text:s text:c="4"/></text:span><text:span text:style-name="T33">public function </text:span><text:span text:style-name="T28">registerBundles()</text:span></text:p>
      <text:p text:style-name="P31"><text:s text:c="4"/>{</text:p>
      <text:p text:style-name="P26"><text:span text:style-name="T28"><text:s text:c="8"/>$bundles = </text:span><text:span text:style-name="T33">array</text:span><text:span text:style-name="T28">(</text:span></text:p>
      <text:p text:style-name="P32">...</text:p>
      <text:p text:style-name="P27"><text:span text:style-name="T28"><text:s text:c="12"/></text:span><text:span text:style-name="T4">new Doctrine\Bundle\FixturesBundle\DoctrineFixturesBundle(),</text:span></text:p>
      <text:p text:style-name="P31"><text:s text:c="8"/>);</text:p>
      <text:p text:style-name="P26"/>
      <text:p text:style-name="P26"><text:span text:style-name="T28"><text:s text:c="8"/></text:span><text:span text:style-name="T33">return </text:span><text:span text:style-name="T28">$bundles;</text:span></text:p>
      <text:p text:style-name="P31"><text:s text:c="4"/>}</text:p>
      <text:p text:style-name="P34"><text:soft-page-break/>6. Po wprowadzeniu komenty:</text:p>
      <text:p text:style-name="P34"/>
      <text:p text:style-name="P37">php app/console</text:p>
      <text:p text:style-name="P34"/>
      <text:p text:style-name="P34">Powinniśmy zobaczyć nowe polecenia symfony miedzy innymi:</text:p>
      <text:p text:style-name="P34"/>
      <text:p text:style-name="P37">doctrine:fixtures:load</text:p>
      <text:p text:style-name="P37"/>
      <text:p text:style-name="P37"/>
      <text:p text:style-name="P36">Tworzymy klasy do ładoania danych</text:p>
      <text:p text:style-name="P38"/>
      <text:p text:style-name="P38">1.</text:p>
      <text:p text:style-name="P38"/>
      <text:p text:style-name="P38">src/BlogBundle/<text:span text:style-name="T4">DataFixtures/ORM/LoadCategoryData.php</text:span></text:p>
      <text:p text:style-name="P38">src/BlogBundle/<text:span text:style-name="T4">DataFixtures/ORM/LoadCommentData.php</text:span></text:p>
      <text:p text:style-name="P38">src/BlogBundle/<text:span text:style-name="T4">DataFixtures/ORM/LoadImageData.php</text:span></text:p>
      <text:p text:style-name="P38">src/BlogBundle/<text:span text:style-name="T4">DataFixtures/ORM/LoadPostData.php</text:span></text:p>
      <text:p text:style-name="P38">src/BlogBundle/<text:span text:style-name="T4">DataFixtures/ORM/LoadTagData.php</text:span></text:p>
      <text:p text:style-name="P38">src/BlogBundle/<text:span text:style-name="T4">DataFixtures/ORM/LoadUserData.php</text:span></text:p>
      <text:p text:style-name="P30"/>
      <text:p text:style-name="P41"><text:span text:style-name="T25">nullable: false - </text:span><text:span text:style-name="T30">wartość domyślna, obowiązkowo musimy podać dane</text:span></text:p>
      <text:p text:style-name="P41"><text:span text:style-name="T25">nullable: true - </text:span><text:span text:style-name="T30">nie musimy wypełniać pola danymi</text:span></text:p>
      <text:p text:style-name="P34"/>
      <text:p text:style-name="P34">2. Załadowanie danych do tabel:</text:p>
      <text:p text:style-name="P34"/>
      <text:p text:style-name="P37">php app/console doctrine:fixtures:load</text:p>
      <text:p text:style-name="P37"/>
      <text:p text:style-name="P37"/>
      <text:p text:style-name="P37"/>
      <text:p text:style-name="P36">Tworzymy stronę startową</text:p>
      <text:p text:style-name="P38"/>
      <text:p text:style-name="P1">1. Usuwamy:</text:p>
      <text:p text:style-name="P1"/>
      <text:p text:style-name="P1">blog\src\BlogBundle\Controller\<text:span text:style-name="T14">DefaultController.php</text:span> blog\src\BlogBundle\Resources\views\<text:span text:style-name="T14">Default\index.html.twig </text:span></text:p>
      <text:p text:style-name="P1"/>
      <text:p text:style-name="P1">2. Dodajemt nowy kontroler:</text:p>
      <text:p text:style-name="P1"/>
      <text:p text:style-name="P1">blog\src\BlogBundle\Controller\<text:span text:style-name="T4">StartController.php 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/>
      <text:p text:style-name="P1">class StartController extends Controller</text:p>
      <text:p text:style-name="P1">{</text:p>
      <text:p text:style-name="P1"><text:s text:c="4"/>public function indexAction()</text:p>
      <text:p text:style-name="P1"><text:s text:c="4"/>{</text:p>
      <text:p text:style-name="P1"><text:s text:c="8"/>return $this-&gt;render('BlogBundle:Start:index.html.twig');</text:p>
      <text:p text:style-name="P1"><text:s text:c="4"/>}</text:p>
      <text:p text:style-name="P1">}</text:p>
      <text:p text:style-name="P1"/>
      <text:p text:style-name="P1">3. Dodajemy template:</text:p>
      <text:p text:style-name="P1"/>
      <text:p text:style-name="P1">blog\src\BlogBundle\Resources\views\<text:span text:style-name="T4">Start\index.html.twig </text:span></text:p>
      <text:p text:style-name="P1">{% extends 'BlogBundle::base.html.twig' %}</text:p>
      <text:p text:style-name="P1">{% block body %}</text:p>
      <text:p text:style-name="P1"><text:s text:c="4"/>Start</text:p>
      <text:p text:style-name="P1">{% endblock %}</text:p>
      <text:p text:style-name="P1"/>
      <text:p text:style-name="P1"><text:soft-page-break/>blog\src\BlogBundle\Resources\views\<text:span text:style-name="T4">base.html.twig </text:span>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title&gt;{% block title %}Welcome!{% endblock %}&lt;/title&gt;</text:p>
      <text:p text:style-name="P1"><text:s text:c="8"/></text:p>
      <text:p text:style-name="P1"><text:s text:c="8"/>{% block stylesheets %}{% endblock %}</text:p>
      <text:p text:style-name="P1"><text:s text:c="8"/></text:p>
      <text:p text:style-name="P1"><text:s text:c="8"/>&lt;link rel="icon" type="image/x-icon" href="{{ asset('favicon.ico') }}" /&gt;</text:p>
      <text:p text:style-name="P1"><text:s text:c="4"/>&lt;/head&gt;</text:p>
      <text:p text:style-name="P1"><text:s text:c="4"/>&lt;body&gt;</text:p>
      <text:p text:style-name="P1"><text:s text:c="8"/>{% block navigation %}{% endblock %}</text:p>
      <text:p text:style-name="P1"><text:s text:c="8"/></text:p>
      <text:p text:style-name="P1"><text:s text:c="8"/>{% block body %}{% endblock %}</text:p>
      <text:p text:style-name="P1"><text:s text:c="8"/></text:p>
      <text:p text:style-name="P1"><text:s text:c="8"/>{% block footer %}{% endblock %}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1">4. Zmieniamy wpis w routing:</text:p>
      <text:p text:style-name="P38"/>
      <text:p text:style-name="P38">blog_homepage:</text:p>
      <text:p text:style-name="P38"><text:s text:c="4"/>path: <text:s text:c="4"/>/</text:p>
      <text:p text:style-name="P38"><text:s text:c="4"/>defaults: { _controller: BlogBundle:<text:span text:style-name="T4">Start</text:span>:index }</text:p>
      <text:p text:style-name="P38"/>
      <text:p text:style-name="P36">Tworzymy strony post-ów</text:p>
      <text:p text:style-name="P38"/>
      <text:p text:style-name="P38">1. Generujemy moduł crud:</text:p>
      <text:p text:style-name="P37"/>
      <text:p text:style-name="P37">php app/console doctrine:generate:crud </text:p>
      <text:p text:style-name="P37">--entity=BlogBundle:Post </text:p>
      <text:p text:style-name="P37">--route-prefix=post </text:p>
      <text:p text:style-name="P37">--with-write </text:p>
      <text:p text:style-name="P37">--format=yml</text:p>
      <text:p text:style-name="P37"/>
      <text:p text:style-name="P38">2. Czyszczenie cache:</text:p>
      <text:p text:style-name="P38"/>
      <text:p text:style-name="P37">php app/console cache:clear --env=prod</text:p>
      <text:p text:style-name="P37">php app/console cache:clear –env=dev</text:p>
      <text:p text:style-name="P37"/>
      <text:list xml:id="list33475077" text:style-name="L1">
        <text:list-header>
          <text:p text:style-name="P51">3. Nowa strona dostępna jest pod adresem:</text:p>
        </text:list-header>
      </text:list>
      <text:p text:style-name="P38"/>
      <text:p text:style-name="P43"><text:a xlink:type="simple" xlink:href="http://blog.localhost/app_dev.php/post"><text:span text:style-name="T37">http://blog.localhost/app_dev.php/</text:span></text:a><text:a xlink:type="simple" xlink:href="http://blog.localhost/app_dev.php/post"><text:span text:style-name="T7">post</text:span></text:a></text:p>
      <text:p text:style-name="P37"><text:a xlink:type="simple" xlink:href="http://blog.localhost/app.php/post"><text:span text:style-name="T12">http://blog.localhost/app.php/post</text:span></text:a></text:p>
      <text:p text:style-name="P37"/>
      <text:p text:style-name="P37"/>
      <text:p text:style-name="P39">Podsumowanie</text:p>
      <text:p text:style-name="P38"/>
      <text:p text:style-name="P37">php app/console doctrine:database:create</text:p>
      <text:p text:style-name="P37">php app/console doctrine:generate:entities BlogBundle</text:p>
      <text:p text:style-name="P37">php app/console doctrine:schema:update –force</text:p>
      <text:p text:style-name="P37">php app/console doctrine:fixtures:load</text:p>
      <text:p text:style-name="P37"/>
      <text:p text:style-name="P37">php app/console doctrine:generate:crud </text:p>
      <text:p text:style-name="P37">--entity=BlogBundle:Post </text:p>
      <text:p text:style-name="P37">--route-prefix=post </text:p>
      <text:p text:style-name="P37">--with-write </text:p>
      <text:p text:style-name="P37">--format=yml</text:p>
      <text:p text:style-name="P39"><text:soft-page-break/>Generowanie kontrolera CRUD</text:p>
      <text:p text:style-name="P38"/>
      <text:p text:style-name="P34">1. Dodanie nowych plików za pomocą polecenia:</text:p>
      <text:p text:style-name="P34"/>
      <text:p text:style-name="P37">php app/console doctrine:generate:crud </text:p>
      <text:p text:style-name="P37">--entity=BlogBundle:Post </text:p>
      <text:p text:style-name="P37">--route-prefix=post </text:p>
      <text:p text:style-name="P37">--with-write </text:p>
      <text:p text:style-name="P37">--format=yml</text:p>
      <text:p text:style-name="P38"/>
      <text:p text:style-name="P38">src/Application/ShopBundle/Controller/<text:span text:style-name="T4">ProductController.php</text:span></text:p>
      <text:p text:style-name="P38"/>
      <text:p text:style-name="P38">src/Application/ShopBundle/<text:span text:style-name="T4">Form/ProductType.php</text:span></text:p>
      <text:p text:style-name="P38"/>
      <text:p text:style-name="P38">src/Application/ShopBundle/Resources/config/routing.yml</text:p>
      <text:p text:style-name="P38">src/Application/ShopBundle/Resources/config/<text:span text:style-name="T4">routing/product.yml</text:span></text:p>
      <text:p text:style-name="P38"/>
      <text:p text:style-name="P38">src/Application/ShopBundle/Resources/views/<text:span text:style-name="T4">Product/edit.html.twig</text:span></text:p>
      <text:p text:style-name="P38">src/Application/ShopBundle/Resources/views/<text:span text:style-name="T4">Product/index.html.twig</text:span></text:p>
      <text:p text:style-name="P38">src/Application/ShopBundle/Resources/views/<text:span text:style-name="T4">Product/new.html.twig</text:span></text:p>
      <text:p text:style-name="P38">src/Application/ShopBundle/Resources/views/<text:span text:style-name="T4">Product/show.html.twig</text:span></text:p>
      <text:p text:style-name="P38"/>
      <text:p text:style-name="P38">src/Application/ShopBundle/Tests/Controller/<text:span text:style-name="T4">ProductControllerTest.php</text:span></text:p>
      <text:p text:style-name="P38"/>
      <text:p text:style-name="P38"/>
      <text:p text:style-name="P35">2. Dodanie przekierowania do ruting-u:</text:p>
      <text:p text:style-name="P35"/>
      <text:p text:style-name="P38">src/Application/ShopBundle/Resources/config/routing.yml</text:p>
      <text:p text:style-name="P38"/>
      <text:p text:style-name="P29">#application_shop_application_product:</text:p>
      <text:p text:style-name="P28"># <text:s text:c="3"/>resource: "@ApplicationShopBundle/Resources/config/routing/product.yml"</text:p>
      <text:p text:style-name="P28"># <text:s text:c="3"/>prefix: <text:s text:c="2"/>/application_product</text:p>
      <text:p text:style-name="P26"/>
      <text:p text:style-name="P28">application_shop_product:</text:p>
      <text:p text:style-name="P28"><text:s text:c="4"/>resource: "@ApplicationShopBundle/Resources/config/routing/product.yml"</text:p>
      <text:p text:style-name="P28"><text:s text:c="4"/>prefix: <text:s text:c="2"/>/product</text:p>
      <text:p text:style-name="P26"/>
      <text:p text:style-name="P26">application_shop_homepage:</text:p>
      <text:p text:style-name="P26"><text:s text:c="4"/>path: <text:s text:c="4"/>/hello/{name}</text:p>
      <text:p text:style-name="P26"><text:s text:c="4"/>defaults: { _controller: ApplicationShopBundle:Default:index }</text:p>
      <text:p text:style-name="P26"/>
      <text:p text:style-name="P43"><text:span text:style-name="T31">3. Dodajemy jeszcze metodę do kategorii i t</text:span><text:span text:style-name="T32">ransakcji</text:span><text:span text:style-name="T31">:</text:span></text:p>
      <text:p text:style-name="P34"/>
      <text:p text:style-name="P34">src/Application/ShopBundle/Entity/Category.php</text:p>
      <text:p text:style-name="P34"/>
      <text:p text:style-name="P28"><text:s text:c="4"/><text:span text:style-name="T24">public function </text:span>__toString()</text:p>
      <text:p text:style-name="P28"><text:s text:c="4"/>{</text:p>
      <text:p text:style-name="P28"><text:s text:c="8"/><text:span text:style-name="T24">return </text:span>$this-&gt;getTitle();</text:p>
      <text:p text:style-name="P28"><text:s text:c="4"/>}</text:p>
      <text:p text:style-name="P34"/>
      <text:p text:style-name="P34">src/Application/ShopBundle/Entity/Transaction.php</text:p>
      <text:p text:style-name="P34"/>
      <text:p text:style-name="P28"><text:s text:c="4"/><text:span text:style-name="T24">public function </text:span>__toString()</text:p>
      <text:p text:style-name="P28"><text:s text:c="4"/>{</text:p>
      <text:p text:style-name="P28"><text:s text:c="8"/><text:span text:style-name="T24">return </text:span>$this-&gt;getShippingAddress();</text:p>
      <text:p text:style-name="P28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20M6S</meta:editing-duration>
    <meta:editing-cycles>149</meta:editing-cycles>
    <meta:generator>OpenOffice.org/3.3$Win32 OpenOffice.org_project/330m20$Build-9567</meta:generator>
    <dc:date>2015-12-15T14:09:11.24</dc:date>
    <dc:creator>szymon idczak</dc:creator>
    <meta:document-statistic meta:table-count="0" meta:image-count="0" meta:object-count="0" meta:page-count="8" meta:paragraph-count="396" meta:word-count="1066" meta:character-count="11873"/>
    <meta:user-defined meta:name="Info 1"/>
    <meta:user-defined meta:name="Info 2"/>
    <meta:user-defined meta:name="Info 3"/>
    <meta:user-defined meta:name="Info 4"/>
  </office:meta>
</office:document-meta>
</file>